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sRequestConditionTests.headerPresent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RequestConditionTests.header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RequestConditionTests.comb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sRequestConditionTests.headerValu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RequestConditionTests.headerCaseSensitiveValue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RequestConditionTests.compareToWithNegated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RequestConditionTests.headerValueNoMatch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RequestConditionTests.compareToWithMoreSpecificMatchB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sRequestConditionTests.headerValueMatch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RequestConditionTests.headerEqua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HeadersRequestConditionTests.compareT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eadersRequestConditionTests.getMatchingCond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HeadersRequestConditionTests.headerValueNo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HeadersRequestConditionTests.headerNotPres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